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b864" officeooo:paragraph-rsid="0008b864"/>
    </style:style>
    <style:style style:name="P2" style:family="paragraph" style:parent-style-name="Standard">
      <style:text-properties officeooo:rsid="0009c440" officeooo:paragraph-rsid="0009c440"/>
    </style:style>
    <style:style style:name="P3" style:family="paragraph" style:parent-style-name="Standard">
      <style:text-properties officeooo:rsid="000a4b21" officeooo:paragraph-rsid="000a4b21"/>
    </style:style>
    <style:style style:name="P4" style:family="paragraph" style:parent-style-name="Standard">
      <style:text-properties officeooo:rsid="000ab479" officeooo:paragraph-rsid="000ab4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S : outil Grid</text:p>
      <text:p text:style-name="P1">video du wagon</text:p>
      <text:p text:style-name="P1">video coding tech</text:p>
      <text:p text:style-name="P1">⇒ penser à faire les exos des grenouilles</text:p>
      <text:p text:style-name="P1"/>
      <text:p text:style-name="P1">sélecteurs : bien comprendre les child et parents</text:p>
      <text:p text:style-name="P1"/>
      <text:p text:style-name="P1">sololearn</text:p>
      <text:p text:style-name="P1">codepen : ind postent leurs codes en css</text:p>
      <text:p text:style-name="P1"/>
      <text:p text:style-name="P2">bootstrap = framework ensemble de fichiers css js. Pour appeler ces bouts, ça le met dans le html. On fait un llien vers la banque de données mais pas pratique pour la mise à jour, comme changement de boutton</text:p>
      <text:p text:style-name="P2"/>
      <text:p text:style-name="P2">sass = preprocessing pour écrire du code css. Il regroupe ainsi les éléments qui appelle le même css. Intérêt = avoir un code plus court, plus proprement et ainsi être être mieux référencé par google.</text:p>
      <text:p text:style-name="P2"/>
      <text:p text:style-name="P3">Rd : faire display: none dans console pour enlever certains éléments, dont des pub par exemple.</text:p>
      <text:p text:style-name="P3"/>
      <text:p text:style-name="P3"/>
      <text:p text:style-name="P3"/>
      <text:p text:style-name="P4">Correction</text:p>
      <text:p text:style-name="P4">installer rails erd pour générer un Pdf de schema des tables</text:p>
      <text:p text:style-name="P3"/>
      <text:p text:style-name="P3"/>
      <text:p text:style-name="P3">https://launchschool.com/boo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4:19:01.152032386</meta:creation-date>
    <dc:date>2018-07-27T17:30:23.264746054</dc:date>
    <meta:editing-duration>PT1H30M40S</meta:editing-duration>
    <meta:editing-cycles>1</meta:editing-cycles>
    <meta:document-statistic meta:table-count="0" meta:image-count="0" meta:object-count="0" meta:page-count="1" meta:paragraph-count="13" meta:word-count="138" meta:character-count="789" meta:non-whitespace-character-count="664"/>
    <meta:generator>LibreOffice/6.0.3.2$Linux_X86_64 LibreOffice_project/00m0$Build-2</meta:generator>
  </office:meta>
</office:document-meta>
</file>